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fo:margin-bottom="0in" fo:line-height="100%"/>
      <style:text-properties fo:font-weight="bold" style:font-weight-asian="bold" fo:font-size="14pt" style:font-size-asian="14pt"/>
    </style:style>
    <style:style style:name="P3" style:parent-style-name="Standard" style:family="paragraph">
      <style:paragraph-properties fo:text-align="center" fo:margin-bottom="0in" fo:line-height="100%"/>
      <style:text-properties fo:font-weight="bold" style:font-weight-asian="bold" fo:font-size="14pt" style:font-size-asian="14pt"/>
    </style:style>
    <style:style style:name="P4" style:parent-style-name="Listenabsatz" style:list-style-name="LFO1" style:family="paragraph">
      <style:paragraph-properties fo:margin-bottom="0in" fo:line-height="100%" fo:margin-left="0.2958in" fo:text-indent="-0.2958in">
        <style:tab-stops/>
      </style:paragraph-properties>
      <style:text-properties style:font-name-asian="Times New Roman" style:font-name-complex="Segoe UI" fo:font-weight="bold" style:font-weight-asian="bold" fo:color="#000000" fo:font-size="12pt" style:font-size-asian="12pt" style:language-asian="de" style:country-asian="DE"/>
    </style:style>
    <style:style style:name="P5" style:parent-style-name="Standard" style:family="paragraph">
      <style:paragraph-properties fo:margin-bottom="0in" fo:line-height="100%"/>
      <style:text-properties style:font-name-asian="Times New Roman" style:font-name-complex="Segoe UI" fo:font-weight="bold" style:font-weight-asian="bold" fo:color="#000000" fo:font-size="12pt" style:font-size-asian="12pt" style:language-asian="de" style:country-asian="DE"/>
    </style:style>
    <style:style style:name="P6" style:parent-style-name="Standard" style:family="paragraph">
      <style:paragraph-properties fo:margin-bottom="0in" fo:line-height="100%" fo:margin-left="0.5916in" fo:text-indent="-0.2958in">
        <style:tab-stops/>
      </style:paragraph-properties>
      <style:text-properties style:font-name-complex="Arial" style:text-underline-type="single" style:text-underline-style="solid" style:text-underline-width="auto" style:text-underline-mode="continuous"/>
    </style:style>
    <style:style style:name="P7" style:parent-style-name="Standard" style:family="paragraph">
      <style:paragraph-properties fo:margin-bottom="0in" fo:line-height="100%" fo:margin-left="0.5916in" fo:text-indent="-0.2958in">
        <style:tab-stops/>
      </style:paragraph-properties>
      <style:text-properties style:font-name-complex="Arial"/>
    </style:style>
    <style:style style:name="P8" style:parent-style-name="Standard" style:family="paragraph">
      <style:paragraph-properties fo:margin-bottom="0in" fo:line-height="100%" fo:margin-left="0.5916in" fo:text-indent="-0.2958in">
        <style:tab-stops/>
      </style:paragraph-properties>
      <style:text-properties style:font-name-complex="Arial"/>
    </style:style>
    <style:style style:name="P9" style:parent-style-name="Standard" style:family="paragraph">
      <style:paragraph-properties fo:margin-bottom="0in" fo:line-height="100%" fo:margin-left="0.5916in" fo:text-indent="-0.2958in">
        <style:tab-stops/>
      </style:paragraph-properties>
      <style:text-properties style:font-name-complex="Arial"/>
    </style:style>
    <style:style style:name="P10" style:parent-style-name="Standard" style:family="paragraph">
      <style:paragraph-properties fo:margin-bottom="0in" fo:line-height="100%" fo:margin-left="0.5916in" fo:text-indent="-0.2958in">
        <style:tab-stops/>
      </style:paragraph-properties>
      <style:text-properties style:font-name-complex="Arial"/>
    </style:style>
    <style:style style:name="P11" style:parent-style-name="Standard" style:family="paragraph">
      <style:paragraph-properties fo:margin-bottom="0in" fo:line-height="100%" fo:margin-left="0.5916in" fo:text-indent="-0.2958in">
        <style:tab-stops/>
      </style:paragraph-properties>
      <style:text-properties style:font-name-complex="Arial"/>
    </style:style>
    <style:style style:name="P12" style:parent-style-name="Standard" style:family="paragraph">
      <style:paragraph-properties fo:margin-bottom="0in" fo:line-height="100%" fo:margin-left="0.5916in" fo:text-indent="-0.2958in">
        <style:tab-stops/>
      </style:paragraph-properties>
      <style:text-properties style:font-name-complex="Arial" style:text-underline-type="single" style:text-underline-style="solid" style:text-underline-width="auto" style:text-underline-mode="continuous"/>
    </style:style>
    <style:style style:name="P13" style:parent-style-name="Standard" style:family="paragraph">
      <style:paragraph-properties fo:margin-bottom="0in" fo:line-height="100%" fo:margin-left="0.5916in" fo:text-indent="-0.2958in">
        <style:tab-stops/>
      </style:paragraph-properties>
    </style:style>
    <style:style style:name="T14" style:parent-style-name="Absatz-Standardschriftart" style:family="text">
      <style:text-properties style:font-name-complex="Arial"/>
    </style:style>
    <style:style style:name="T15" style:parent-style-name="Absatz-Standardschriftart" style:family="text">
      <style:text-properties style:font-name-complex="Arial"/>
    </style:style>
    <style:style style:name="T16" style:parent-style-name="Absatz-Standardschriftart" style:family="text">
      <style:text-properties style:font-name-complex="Arial"/>
    </style:style>
    <style:style style:name="T17" style:parent-style-name="Absatz-Standardschriftart" style:family="text">
      <style:text-properties style:font-name-complex="Arial"/>
    </style:style>
    <style:style style:name="T18" style:parent-style-name="Absatz-Standardschriftart" style:family="text">
      <style:text-properties style:font-name-complex="Arial"/>
    </style:style>
    <style:style style:name="T19" style:parent-style-name="Absatz-Standardschriftart" style:family="text">
      <style:text-properties style:font-name-complex="Arial"/>
    </style:style>
    <style:style style:name="T20" style:parent-style-name="Absatz-Standardschriftart" style:family="text">
      <style:text-properties style:font-name-complex="Arial"/>
    </style:style>
    <style:style style:name="P21" style:parent-style-name="Standard" style:family="paragraph">
      <style:paragraph-properties fo:margin-bottom="0in" fo:line-height="100%" fo:margin-left="0.5916in" fo:text-indent="-0.2958in">
        <style:tab-stops/>
      </style:paragraph-properties>
      <style:text-properties style:font-name-complex="Arial"/>
    </style:style>
    <style:style style:name="P22" style:parent-style-name="Standard" style:family="paragraph">
      <style:paragraph-properties fo:margin-bottom="0in" fo:line-height="100%" fo:margin-left="0.5916in" fo:text-indent="-0.2958in">
        <style:tab-stops/>
      </style:paragraph-properties>
      <style:text-properties style:font-name-complex="Arial" style:text-underline-type="single" style:text-underline-style="solid" style:text-underline-width="auto" style:text-underline-mode="continuous"/>
    </style:style>
    <style:style style:name="P23" style:parent-style-name="Standard" style:family="paragraph">
      <style:paragraph-properties fo:margin-bottom="0in" fo:line-height="100%" fo:margin-left="0.5916in" fo:text-indent="-0.2958in">
        <style:tab-stops/>
      </style:paragraph-properties>
      <style:text-properties style:font-name-complex="Arial"/>
    </style:style>
    <style:style style:name="P24" style:parent-style-name="Standard" style:family="paragraph">
      <style:paragraph-properties fo:margin-bottom="0in" fo:line-height="100%" fo:margin-left="0.5916in" fo:text-indent="-0.2958in">
        <style:tab-stops/>
      </style:paragraph-properties>
      <style:text-properties style:font-name-complex="Arial"/>
    </style:style>
    <style:style style:name="P25" style:parent-style-name="Standard" style:family="paragraph">
      <style:paragraph-properties fo:margin-bottom="0in" fo:line-height="100%" fo:margin-left="0.5916in" fo:text-indent="-0.2958in">
        <style:tab-stops/>
      </style:paragraph-properties>
      <style:text-properties style:font-name-complex="Arial"/>
    </style:style>
    <style:style style:name="P26" style:parent-style-name="Standard" style:family="paragraph">
      <style:paragraph-properties fo:margin-bottom="0in" fo:line-height="100%" fo:margin-left="0.5916in" fo:text-indent="-0.2958in">
        <style:tab-stops/>
      </style:paragraph-properties>
      <style:text-properties style:font-name-complex="Arial" style:text-underline-type="single" style:text-underline-style="solid" style:text-underline-width="auto" style:text-underline-mode="continuous"/>
    </style:style>
    <style:style style:name="P27" style:parent-style-name="Standard" style:family="paragraph">
      <style:paragraph-properties fo:margin-bottom="0in" fo:line-height="100%" fo:margin-left="0.5916in" fo:text-indent="-0.2958in">
        <style:tab-stops/>
      </style:paragraph-properties>
      <style:text-properties style:font-name-complex="Arial"/>
    </style:style>
    <style:style style:name="P28" style:parent-style-name="Standard" style:family="paragraph">
      <style:paragraph-properties fo:margin-bottom="0in" fo:line-height="100%" fo:margin-left="0.5916in" fo:text-indent="-0.2958in">
        <style:tab-stops/>
      </style:paragraph-properties>
      <style:text-properties style:font-name-complex="Arial"/>
    </style:style>
    <style:style style:name="P29" style:parent-style-name="Standard" style:family="paragraph">
      <style:paragraph-properties fo:margin-bottom="0in" fo:line-height="100%" fo:margin-left="0.5916in" fo:text-indent="-0.2958in">
        <style:tab-stops/>
      </style:paragraph-properties>
      <style:text-properties style:font-name-complex="Arial"/>
    </style:style>
    <style:style style:name="P30" style:parent-style-name="Standard" style:family="paragraph">
      <style:paragraph-properties fo:margin-bottom="0in" fo:line-height="100%" fo:margin-left="0.5916in" fo:text-indent="-0.2958in">
        <style:tab-stops/>
      </style:paragraph-properties>
      <style:text-properties style:font-name-complex="Arial"/>
    </style:style>
    <style:style style:name="P31" style:parent-style-name="Standard" style:family="paragraph">
      <style:paragraph-properties fo:margin-bottom="0in" fo:line-height="100%" fo:margin-left="0.5916in" fo:text-indent="-0.2958in">
        <style:tab-stops/>
      </style:paragraph-properties>
      <style:text-properties style:font-name-complex="Arial"/>
    </style:style>
    <style:style style:name="P32" style:parent-style-name="Standard" style:family="paragraph">
      <style:paragraph-properties fo:margin-bottom="0in" fo:line-height="100%" fo:margin-left="0.5916in" fo:text-indent="-0.2958in">
        <style:tab-stops/>
      </style:paragraph-properties>
      <style:text-properties style:font-name-complex="Arial"/>
    </style:style>
    <style:style style:name="P33" style:parent-style-name="Listenabsatz" style:list-style-name="LFO1" style:family="paragraph">
      <style:paragraph-properties fo:margin-bottom="0in" fo:line-height="100%" fo:margin-left="0.2958in" fo:text-indent="-0.2958in">
        <style:tab-stops/>
      </style:paragraph-properties>
    </style:style>
    <style:style style:name="T34" style:parent-style-name="Absatz-Standardschriftart" style:family="text">
      <style:text-properties style:font-name-asian="Times New Roman" style:font-name-complex="Segoe UI" fo:font-weight="bold" style:font-weight-asian="bold" fo:color="#000000" fo:font-size="12pt" style:font-size-asian="12pt" style:language-asian="de" style:country-asian="DE"/>
    </style:style>
    <style:style style:name="T35" style:parent-style-name="Absatz-Standardschriftart" style:family="text">
      <style:text-properties style:font-name-asian="Times New Roman" style:font-name-complex="Segoe UI" fo:font-weight="bold" style:font-weight-asian="bold" fo:color="#000000" fo:font-size="12pt" style:font-size-asian="12pt" style:language-asian="de" style:country-asian="DE"/>
    </style:style>
    <style:style style:name="P36" style:parent-style-name="Standard" style:family="paragraph">
      <style:paragraph-properties fo:margin-bottom="0in" fo:line-height="100%" fo:margin-left="0.2958in">
        <style:tab-stops/>
      </style:paragraph-properties>
      <style:text-properties style:font-name-asian="Times New Roman" style:font-name-complex="Segoe UI" fo:font-weight="bold" style:font-weight-asian="bold" fo:color="#000000" style:language-asian="de" style:country-asian="DE"/>
    </style:style>
    <style:style style:name="P37" style:parent-style-name="Standard" style:family="paragraph">
      <style:paragraph-properties fo:margin-bottom="0in" fo:line-height="100%" fo:margin-left="0.2958in">
        <style:tab-stops/>
      </style:paragraph-properties>
      <style:text-properties style:font-name-asian="Times New Roman" style:font-name-complex="Segoe UI" fo:font-weight="bold" style:font-weight-asian="bold" fo:color="#000000" style:language-asian="de" style:country-asian="DE"/>
    </style:style>
    <style:style style:name="P38" style:parent-style-name="Listenabsatz" style:list-style-name="LFO1" style:family="paragraph">
      <style:paragraph-properties fo:margin-bottom="0in" fo:line-height="100%" fo:margin-left="0.5909in">
        <style:tab-stops/>
      </style:paragraph-properties>
      <style:text-properties style:font-name-asian="Times New Roman" style:font-name-complex="Segoe UI" fo:font-weight="bold" style:font-weight-asian="bold" fo:color="#000000" style:language-asian="de" style:country-asian="DE"/>
    </style:style>
    <style:style style:name="P39" style:parent-style-name="Standard" style:family="paragraph">
      <style:paragraph-properties fo:margin-bottom="0in" fo:line-height="100%" fo:margin-left="0.9833in">
        <style:tab-stops/>
      </style:paragraph-properties>
      <style:text-properties style:font-name-asian="Times New Roman" style:font-name-complex="Segoe UI" fo:color="#000000" style:language-asian="de" style:country-asian="DE"/>
    </style:style>
    <style:style style:name="P40" style:parent-style-name="Standard" style:family="paragraph">
      <style:paragraph-properties fo:margin-bottom="0in" fo:line-height="100%" fo:margin-left="0.9833in">
        <style:tab-stops/>
      </style:paragraph-properties>
      <style:text-properties style:font-name-asian="Times New Roman" style:font-name-complex="Segoe UI" fo:color="#000000" style:language-asian="de" style:country-asian="DE"/>
    </style:style>
    <style:style style:name="P41" style:parent-style-name="Standard" style:family="paragraph">
      <style:paragraph-properties fo:margin-bottom="0in" fo:line-height="100%" fo:margin-left="0.9833in">
        <style:tab-stops/>
      </style:paragraph-properties>
      <style:text-properties style:font-name-asian="Times New Roman" style:font-name-complex="Segoe UI" fo:color="#000000" style:language-asian="de" style:country-asian="DE"/>
    </style:style>
    <style:style style:name="P42" style:parent-style-name="Standard" style:family="paragraph">
      <style:paragraph-properties fo:margin-bottom="0in" fo:line-height="100%" fo:margin-left="0.5909in">
        <style:tab-stops/>
      </style:paragraph-properties>
      <style:text-properties style:font-name-asian="Times New Roman" style:font-name-complex="Segoe UI" fo:color="#000000" style:language-asian="de" style:country-asian="DE"/>
    </style:style>
    <style:style style:name="P43" style:parent-style-name="Listenabsatz" style:list-style-name="LFO1" style:family="paragraph">
      <style:paragraph-properties fo:margin-bottom="0in" fo:line-height="100%" fo:margin-left="0.5909in">
        <style:tab-stops/>
      </style:paragraph-properties>
      <style:text-properties style:font-name-asian="Times New Roman" style:font-name-complex="Segoe UI" fo:font-weight="bold" style:font-weight-asian="bold" fo:color="#000000" style:language-asian="de" style:country-asian="DE"/>
    </style:style>
    <style:style style:name="P44" style:parent-style-name="Listenabsatz" style:family="paragraph">
      <style:paragraph-properties fo:margin-bottom="0in" fo:line-height="100%" fo:margin-left="0.9833in">
        <style:tab-stops/>
      </style:paragraph-properties>
      <style:text-properties style:font-name-asian="Times New Roman" style:font-name-complex="Segoe UI" fo:color="#000000" style:language-asian="de" style:country-asian="DE"/>
    </style:style>
    <style:style style:name="P45" style:parent-style-name="Listenabsatz" style:family="paragraph">
      <style:paragraph-properties fo:margin-bottom="0in" fo:line-height="100%" fo:margin-left="0.9833in">
        <style:tab-stops/>
      </style:paragraph-properties>
    </style:style>
    <style:style style:name="T46" style:parent-style-name="Absatz-Standardschriftart" style:family="text">
      <style:text-properties style:font-name-asian="Times New Roman" style:font-name-complex="Segoe UI" fo:color="#000000" style:language-asian="de" style:country-asian="DE"/>
    </style:style>
    <style:style style:name="T47" style:parent-style-name="Absatz-Standardschriftart" style:family="text">
      <style:text-properties style:font-name-asian="Times New Roman" style:font-name-complex="Segoe UI" fo:color="#000000" style:language-asian="de" style:country-asian="DE"/>
    </style:style>
    <style:style style:name="P48" style:parent-style-name="Listenabsatz" style:family="paragraph">
      <style:paragraph-properties fo:margin-bottom="0in" fo:line-height="100%" fo:margin-left="0.5909in">
        <style:tab-stops/>
      </style:paragraph-properties>
      <style:text-properties style:font-name-asian="Times New Roman" style:font-name-complex="Segoe UI" fo:color="#000000" style:language-asian="de" style:country-asian="DE"/>
    </style:style>
    <style:style style:name="P49" style:parent-style-name="Listenabsatz" style:family="paragraph">
      <style:paragraph-properties fo:margin-bottom="0in" fo:line-height="100%" fo:margin-left="0.5909in">
        <style:tab-stops/>
      </style:paragraph-properties>
    </style:style>
    <style:style style:name="T50" style:parent-style-name="Absatz-Standardschriftart" style:family="text">
      <style:text-properties style:font-name-asian="Times New Roman" style:font-name-complex="Segoe UI" fo:color="#000000" style:language-asian="de" style:country-asian="DE"/>
    </style:style>
    <style:style style:name="P51" style:parent-style-name="Listenabsatz" style:family="paragraph">
      <style:paragraph-properties fo:margin-bottom="0in" fo:line-height="100%" fo:margin-left="0.9833in">
        <style:tab-stops/>
      </style:paragraph-properties>
    </style:style>
    <style:style style:name="T52" style:parent-style-name="Absatz-Standardschriftart" style:family="text">
      <style:text-properties style:font-name-asian="Times New Roman" style:font-name-complex="Segoe UI" fo:color="#000000" style:language-asian="de" style:country-asian="DE"/>
    </style:style>
    <style:style style:name="P53" style:parent-style-name="Standard" style:family="paragraph">
      <style:paragraph-properties fo:margin-bottom="0in" fo:line-height="100%"/>
      <style:text-properties style:font-name="Segoe UI" style:font-name-asian="Times New Roman" style:font-name-complex="Segoe UI" fo:color="#000000" fo:font-size="10pt" style:font-size-asian="10pt" style:font-size-complex="10pt" style:language-asian="de" style:country-asian="DE"/>
    </style:style>
    <style:style style:name="P54" style:parent-style-name="Standard" style:family="paragraph">
      <style:paragraph-properties fo:margin-bottom="0in" fo:line-height="100%"/>
    </style:style>
  </office:automatic-styles>
  <office:body>
    <office:text text:use-soft-page-breaks="true">
      <text:p text:style-name="P1">Ausarbeitung Kriegsliteratur</text:p>
      <text:p text:style-name="P3"/>
      <text:list text:style-name="LFO1" text:continue-numbering="true">
        <text:list-item>
          <text:p text:style-name="P4">Aufgabe: Anbei findet ihr ein Handout "Krieg in der Literatur" mit Gedichten und kurzen Geschichten inkl. ein paar Leitfragen und Aufgaben dazu. Bitte durchlesen und beantworten.</text:p>
        </text:list-item>
      </text:list>
      <text:p text:style-name="P5"/>
      <text:p text:style-name="P6">Wie ist die Frage am Schluss zu verstehen?</text:p>
      <text:p text:style-name="P7"><text:tab/>„wennabereinmalderkrieglanggenugausis</text:p>
      <text:p text:style-name="P8"><text:tab/>Sindallewiederda</text:p>
      <text:p text:style-name="P9"><text:tab/>oderfehlteiner?“</text:p>
      <text:p text:style-name="P10"><text:tab/>Ich habe diese letzte Frage in<text:s/>„falamaleikum“<text:s/>so verstanden, dass während des<text:s/>Kriegs<text:s/>viele Menschen getötet werden, jedoch wenn der Krieg lange her ist, dann werden wieder Kinder geboren, die die Lücken wieder auffüllen, die von den Gefallenen gerissen wurden. Jedoch meint die Frage „oderfehlteiner?“, dass es nicht dasselbe ist, als ob diese Person noch leben würde, also<text:s/>jeder Mensch ist einzigartig und kann nicht durch „Nachkömmlinge“ ersetzt werden. Aber mit dieser Frage könnten auch die Nachwirkungen eines Krieges gemeint sein. Zum Beispiel die Folgen eines Atomkrieges und die resultierenden Erkrankungen (Krebs, Fehlgeburten), aber auch die psychischen Folgen der Hinterbliebenen könnte man dazu zählen.</text:p>
      <text:p text:style-name="P11"/>
      <text:p text:style-name="P12">Wurden die Geschichten nach dem Ersten oder dem Zweiten Weltkrieg geschrieben?</text:p>
      <text:p text:style-name="P13"><text:span text:style-name="T14"><text:tab/>Die Geschichten von Wolfgang Bochert fallen in die Kategorie der Tümmerliteratur, welche eine kurze Epoche „</text:span><text:span text:style-name="T15">nach dem Zweiten Weltkrieg</text:span><text:span text:style-name="T16">“ darstellt. Und auch bei</text:span><text:s/><text:span text:style-name="T17">Ernst Jandl</text:span><text:span text:style-name="T18"><text:s/>kann man vermuten, dass die Geschichten nach dem Zweiten Weltkrieg entstanden sind, denn er wurde erst<text:s/></text:span><text:span text:style-name="T19">1.8.1925 in Wien</text:span><text:span text:style-name="T20"><text:s/>geboren.<text:s/></text:span></text:p>
      <text:p text:style-name="P21"/>
      <text:p text:style-name="P22">Welche gesellschaftlichen Gruppen macht Borchert für Kriege verantwortlich?</text:p>
      <text:p text:style-name="P23"><text:tab/>Diese Frage muss man etwas differenziert betrachten, denn diese Kurzgeschichten lassen<text:s/>einigen<text:s/>Raum für Interpretation zu. Als Erstes komme ich auf den Text mit den Ministern. Die Minister sollten die Meinung des Volkes repräsentieren, aber durch die Ohrfeige kann man sehen, dass sie nicht die Meinung von der Bevölkerung vertreten, denn die Mutter scheint mit Waffengewalt, sprich Krieg, nicht einverstanden zu sein und somit könnte man die Minister als Kriegsverantwortliche sehen, die ihr Volk nicht vertreten.<text:s/></text:p>
      <text:p text:style-name="P24"><text:tab/>Weiters kann man aber auch Neid, siehe Text über den heimkehrenden Soldaten, aber auch die Konkurrenz der Menschen untereinander, wie im Text der zwei bekriegenden Menschen, aber auch die Gier als Kriegsgrund sehen. Denn jeder möchte einen Vorteil über andere Menschen erringen, koste es was es wolle. Daher kann man nicht nur die Minister (Volksvertreter) für Kriege verantwortlich machen,<text:s/>sondern<text:s/>auch das Volk, welches sich nicht gegen die Minister wehrt, oder sogar dies gutheißt, weil sie ja Vorteile gegenüber andere haben wollen, mitschuldig.</text:p>
      <text:p text:style-name="P25"/>
      <text:p text:style-name="P26">Was sind deiner Meinung nach die Absichten der einzelnen Geschichten?</text:p>
      <text:p text:style-name="P27"><text:tab/>Text 1: Wenn der Mensch in Wohlstand lebt, muss<text:s/>man<text:s/>ihm den Wohlstand wieder zerstören, damit<text:s/>die<text:s/>Industrie wieder aufblühen kann.</text:p>
      <text:p text:style-name="P28"><text:tab/>Text 2: Oft wird<text:s/>auf die Auswirkung von Erfindungen mehr Wissendurst und das Herausfinden welche Folgen daraus resultieren über das Leben der Menschen gesetzt, das klassische „über Leichen gehen“.</text:p>
      <text:p text:style-name="P29"><text:tab/>Text 3: Gier über andere,<text:s/>die mehr haben, wird wohl hier thematisiert und auch die unsagbare Gleichgültigkeit über die anderen Mitmenschen.</text:p>
      <text:p text:style-name="P30"><text:tab/>Text 4: Unbegründete Rivalität, aber es soll uns auch klar werden, dass wir immer nur Menschen sind und alle gleich sind.</text:p>
      <text:soft-page-break/>
      <text:p text:style-name="P31"><text:tab/>Text 5: Das Volk vertritt nicht die Meinung, die ihre „Volksvertreter“ (Minister) repräsentieren. Und die Mutter stellt eine Art Demonstrantin gegen die Obrigkeit dar.<text:s/></text:p>
      <text:p text:style-name="P32"/>
      <text:list text:style-name="LFO1" text:continue-numbering="true">
        <text:list-item>
          <text:p text:style-name="P33"><text:span text:style-name="T34">Aufgabe: Recherchearbeit im Internet zum Thema "Weimarer Republik (1918-1933)". Den Begriff solltet ihr von Geschichte her kennen. Ihr konzentriert euch aber in erster Linie auf die Lite</text:span><text:span text:style-name="T35">ratur zu dieser Zeit.</text:span></text:p>
        </text:list-item>
      </text:list>
      <text:p text:style-name="P36"/>
      <text:p text:style-name="P37"/>
      <text:list text:style-name="LFO1" text:continue-numbering="true">
        <text:list-item>
          <text:list>
            <text:list-item>
              <text:p text:style-name="P38">Beschreibt kurz die politische und<text:s/>wirtschaftliche<text:s/>Situation dieser Zeit bis zum<text:s/>Aufkommen der NSDAP (nehmt auch noch grob den Ersten Weltkrieg mit hinein)</text:p>
            </text:list-item>
          </text:list>
        </text:list-item>
      </text:list>
      <text:p text:style-name="P39">Der strenge Winter 16/17 dämpfte die Kriegsmoral, USA trat in den Krieg ein, in Russland gab es Revolutionen.</text:p>
      <text:p text:style-name="P40">Bereits<text:s/>nach dem Ersten Weltkrieg kamen links- und rechtsradikale<text:s/>Bewegungen und Organisationen in ihre Blüte. Wirtschaftskrise, Inflation und Arbeitslosigkeit<text:s/>weckten das<text:s/>Misstrauen<text:s/>der Menschen der<text:s/>Regierung<text:s/>gegenüber.<text:s/>Auch das Kaiser- und Herzogtum stand vor dem Aus und eine neue Art der Regierung war im Aufkommen.<text:s/>Auch die Wirtschaftsfähigkeit wurde durch den Krieg abgeschwächt und die Schulden des neuen Staates wurden immer höher. Politische Parteien konkurrierende, versuchte Militärputsche und auch die hohe Inflation waren wichtige Merkmale.</text:p>
      <text:p text:style-name="P41">In den Mitzwanziger folgte eine relativ gute Stabilität der jedoch die Weltwirtschaftskrise 1929 folgte. Ein erneute, in diesem Ausmaß noch nie dagewesene, Armut und Massenarbeitslosigkeit erhöhten das Misstrauen der Bevölkerung immer mehr. Dieses Misstrauen nutzte die NSDAP und deren Propaganda um die Wählerschaft zu gewinnen.</text:p>
      <text:p text:style-name="P42"/>
      <text:list text:style-name="LFO1" text:continue-numbering="true">
        <text:list-item>
          <text:list>
            <text:list-item>
              <text:p text:style-name="P43">Wie sind die Bedingungen für die Literatur? (Zensur? Gesetze? Der lit. Markt, Neue Medien, Presse, Einsatz von Film und Radio, generelle Bedingungen für die Autoren, wo sind die Schwerpunkte? Was wird geschrieben? Nennt ein paar namhafte Autoren)</text:p>
            </text:list-item>
          </text:list>
        </text:list-item>
      </text:list>
      <text:p text:style-name="P44">Mit dem Ende des Weltkrieges ging der Expressionismus verloren und die moderne Literatur lässt sich nicht mehr so einfach in Kategorien einteilen. Es gab verschiedene Strömungen die jedoch zeitgleich verliefen.<text:s/>Der Krieg mit seinen nachfolgenden Krisen machte den Literaten eine unveränderte Wiederaufnahme vergangener literarischer Traditionen unmöglich. Wieder einmal bestand die Notwendigkeit, einen eigenen Standpunkt der veränderten Wirklichkeit gegenüber zu finden. Zum Beginn der NSDAP-Ära wurde die Literatur immer mehr Zensiert und auch die politische Verfolge wurde vehement betrieben.</text:p>
      <text:p text:style-name="P45"><text:span text:style-name="T46">Wie auch schon oben beschrieben nahm die Wirtschaftliche und Politische Entwicklung Einfluss auf die Literatur und deren Autoren.<text:s/></text:span><text:span text:style-name="T47">Der<text:s/></text:span>literarische Expressionismus der Vorkriegszeit hat an Priorität verloren, dabei gewann der klassische Roman an Zustimmung und Publikum. In diesen Romanen wurde über den ersten Weltkrieg, das Alltagsleben oder die Gesellschaft geschrieben. Themengebiete waren Arbeit (z.B.: Wiederaufbau), Leben in der Großstadt der auch die Verarmung der Bevölkerung.<text:s/></text:p>
      <text:p text:style-name="P48"><text:tab/>Im Jahr 1922 wurde ein Gesetz erlassen, welches die Meinungsfreiheit einschränkte.<text:s/></text:p>
      <text:p text:style-name="P49"><text:span text:style-name="T50"><text:tab/>Es lagen auch zahlreiche Medien wie<text:s/></text:span>Schallplatte, Film und Rundfunk im Trend.<text:s/></text:p>
      <text:p text:style-name="P51">Berühmte Schriftsteller waren Karl May, Hedwig Courths-Mahler, Erich Maria Remarque und Hermann Löns.<text:span text:style-name="T52"><text:s/></text:span></text:p>
      <text:p text:style-name="P53"/>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Absatz-Standardschriftart" style:family="text">
      <style:text-properties fo:language="de" fo:country="DE"/>
    </style:style>
  </office:automatic-styles>
  <office:master-styles>
    <style:master-page style:name="MP0" style:page-layout-name="PL0">
      <style:footer>
        <text:p text:style-name="Fußzeile">D-Ausarbeitung-Kriegsliteratur<text:tab/><text:tab/>Seite<text:s/><text:span text:style-name="T2"><text:page-number text:fixed="false">2</text:page-number></text:span></text:p>
        <text:p text:style-name="Fußzeile"><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meta:initial-creator>
    <dc:creator>Mathias</dc:creator>
    <meta:creation-date>2015-05-23T15:13:00Z</meta:creation-date>
    <dc:date>2015-05-23T15:13:00Z</dc:date>
    <meta:template xlink:href="Normal.dotm" xlink:type="simple"/>
    <meta:editing-cycles>2</meta:editing-cycles>
    <meta:editing-duration>PT0S</meta:editing-duration>
    <meta:document-statistic meta:page-count="2" meta:paragraph-count="12" meta:word-count="872" meta:character-count="6356" meta:row-count="45" meta:non-whitespace-character-count="5496"/>
  </office:meta>
</office:document-meta>
</file>